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1-ul" style:display-name="ListTable1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1-ol" style:display-name="ListTable1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ul" style:display-name="ListTable2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ol" style:display-name="ListTable2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blockTable&gt;</text:span><text:span text:style-name="T2"> in lists</text:span></text:p>
      <text:list text:style-name="Default1-ul">
        <text:list-item text:start-value="1">
          <text:p text:style-name="PDefault-ul"><text:span text:style-name="T3">This is a list item.</text:span></text:p>
        </text:list-item>
        <text:list-item>
          <text:p/>
          <text:list text:style-name="ListTable1-ul">
            <text:list-item>
              <text:p>BlockTables<text:tab/>In lists<text:tab/>Need special<text:tab/>Handling in ODT</text:p>
            </text:list-item>
            <text:list-item>
              <text:p>A1<text:tab/>next cell is empty<text:tab/><text:tab/>D4</text:p>
            </text:list-item>
            <text:list-item>
              <text:p>A2<text:tab/>some formatting<text:tab/>here and there<text:tab/>no formatting supported for now</text:p>
            </text:list-item>
            <text:list-item>
              <text:p>A3<text:tab/>some formatting<text:tab/>here and there<text:tab/>but at least don't eat the text</text:p>
            </text:list-item>
          </text:list>
        </text:list-item>
        <text:list-item>
          <text:p text:style-name="PDefault-ul"><text:span text:style-name="T4">This list item is between two tables</text:span></text:p>
        </text:list-item>
        <text:list-item>
          <text:p/>
          <text:list text:style-name="ListTable2-ul">
            <text:list-item>
              <text:p>BlockTables<text:tab/>In lists<text:tab/>Would
                End
                up
            <text:tab/>After the list</text:p>
            </text:list-item>
          </text:list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